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fo:color="#ffff66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table:number-columns-repeated="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table:number-columns-repeated="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number-columns-repeated="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18.354502702</meta:creation-date>
    <dc:date>2017-03-08T13:30:30.270992333</dc:date>
    <meta:editing-duration>PT9M1S</meta:editing-duration>
    <meta:editing-cycles>1</meta:editing-cycles>
    <meta:generator>LibreOffice/5.2.4.2.1$Linux_X86_64 LibreOffice_project/20m0$Build-2</meta:generator>
    <meta:document-statistic meta:table-count="1" meta:cell-count="676" meta:object-count="0"/>
  </office:meta>
</office:document-meta>
</file>